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lCutter_Kit_-_MPX_PrintNC_V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Product Description</text:p>
          </table:table-cell>
          <table:table-cell office:value-type="string" table:style-name="ce1">
            <text:p>Search Term (AliExpress)</text:p>
          </table:table-cell>
          <table:table-cell office:value-type="string" table:style-name="ce1">
            <text:p>Approx Price Range</text:p>
          </table:table-cell>
          <table:table-cell office:value-type="string" table:style-name="ce1">
            <text:p>Sourcing Notes</text:p>
          </table:table-cell>
          <table:table-cell office:value-type="string" table:style-name="ce1">
            <text:p>Product UR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 Axis</text:p>
          </table:table-cell>
          <table:table-cell office:value-type="float" office:value="1275" table:style-name="ce1">
            <text:p>12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r X/Y over 900mm, bom will changed to 100x80x4 X gantry and 2010 ballscrew etc.</text:p>
          </table:table-cell>
          <table:table-cell office:value-type="float" office:value="62" table:style-name="ce1">
            <text:p>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Bom is based on metalcutter with dual carriage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RF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utsize Width</text:p>
          </table:table-cell>
          <table:table-cell office:value-type="float" office:value="1710" table:style-name="ce1">
            <text:p>17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utsize Depth</text:p>
          </table:table-cell>
          <table:table-cell office:value-type="float" office:value="1688" table:style-name="ce1">
            <text:p>168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asteners</text:p>
          </table:table-cell>
          <table:table-cell office:value-type="string" table:style-name="ce1">
            <text:p>M4x12 SHC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om 22</text:p>
          </table:table-cell>
          <table:table-cell office:value-type="string" table:style-name="ce1">
            <text:p>Socket Head Cap Screw M4x12mm, Grade 12.9, Black Oxide, Hex Socket Allen Bolt</text:p>
          </table:table-cell>
          <table:table-cell office:value-type="string" table:style-name="ce1">
            <text:p>M4x12 socket head cap screw 12.9 grade</text:p>
          </table:table-cell>
          <table:table-cell office:value-type="string" table:style-name="ce1">
            <text:p>$2-4/50pcs</text:p>
          </table:table-cell>
          <table:table-cell office:value-type="string" table:style-name="ce1">
            <text:p>Buy 50pcs pack. Grade 12.9 = high strength alloy steel</text:p>
          </table:table-cell>
          <table:table-cell office:value-type="string" table:style-name="ce2">
            <text:p><text:a xlink:href="https://www.aliexpress.com/item/4000039275203.html">https://www.aliexpress.com/item/4000039275203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4x16 SHCS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Bom 24</text:p>
          </table:table-cell>
          <table:table-cell office:value-type="string" table:style-name="ce1">
            <text:p>Socket Head Cap Screw M4x16mm, Grade 12.9, Black Oxide, Hex Socket Allen Bolt</text:p>
          </table:table-cell>
          <table:table-cell office:value-type="string" table:style-name="ce1">
            <text:p>M4x16 socket head cap screw 12.9 grade</text:p>
          </table:table-cell>
          <table:table-cell office:value-type="string" table:style-name="ce1">
            <text:p>$2-4/50pcs</text:p>
          </table:table-cell>
          <table:table-cell office:value-type="string" table:style-name="ce1">
            <text:p>Buy 50pcs pack</text:p>
          </table:table-cell>
          <table:table-cell office:value-type="string" table:style-name="ce2">
            <text:p><text:a xlink:href="https://www.aliexpress.com/item/4000039275203.html">https://www.aliexpress.com/item/4000039275203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5x12 SHC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om 4</text:p>
          </table:table-cell>
          <table:table-cell office:value-type="string" table:style-name="ce1">
            <text:p>Socket Head Cap Screw M5x12mm, Grade 12.9, Black Oxide, Hex Socket Allen Bolt</text:p>
          </table:table-cell>
          <table:table-cell office:value-type="string" table:style-name="ce1">
            <text:p>M5x12 socket head cap screw 12.9 grade</text:p>
          </table:table-cell>
          <table:table-cell office:value-type="string" table:style-name="ce1">
            <text:p>$2-4/50pcs</text:p>
          </table:table-cell>
          <table:table-cell office:value-type="string" table:style-name="ce1">
            <text:p>Buy 50pcs pack</text:p>
          </table:table-cell>
          <table:table-cell office:value-type="string" table:style-name="ce1">
            <text:p>https://www.aliexpress.com/item/4000039275203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5x20 SHCS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string" table:style-name="ce1">
            <text:p>Bom 88</text:p>
          </table:table-cell>
          <table:table-cell office:value-type="string" table:style-name="ce1">
            <text:p>Socket Head Cap Screw M5x20mm, Grade 12.9, Black Oxide, Hex Socket Allen Bolt</text:p>
          </table:table-cell>
          <table:table-cell office:value-type="string" table:style-name="ce1">
            <text:p>M5x20 socket head cap screw 12.9 grade</text:p>
          </table:table-cell>
          <table:table-cell office:value-type="string" table:style-name="ce1">
            <text:p>$3-6/50pcs</text:p>
          </table:table-cell>
          <table:table-cell office:value-type="string" table:style-name="ce1">
            <text:p>Buy 3x50pcs packs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6x12 SHCS</text:p>
          </table:table-cell>
          <table:table-cell table:number-columns-repeated="2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Bom 148</text:p>
          </table:table-cell>
          <table:table-cell office:value-type="string" table:style-name="ce1">
            <text:p>Socket Head Cap Screw M6x12mm, Grade 12.9, Black Oxide, Hex Socket Allen Bolt</text:p>
          </table:table-cell>
          <table:table-cell office:value-type="string" table:style-name="ce1">
            <text:p>M6x12 socket head cap screw 12.9 grade</text:p>
          </table:table-cell>
          <table:table-cell office:value-type="string" table:style-name="ce1">
            <text:p>$3-6/50pcs</text:p>
          </table:table-cell>
          <table:table-cell office:value-type="string" table:style-name="ce1">
            <text:p>Buy 4x50pcs packs. Largest qty item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6x20 SHCS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string" table:style-name="ce1">
            <text:p>Bom 95</text:p>
          </table:table-cell>
          <table:table-cell office:value-type="string" table:style-name="ce1">
            <text:p>Socket Head Cap Screw M6x20mm, Grade 12.9, Black Oxide, Hex Socket Allen Bolt</text:p>
          </table:table-cell>
          <table:table-cell office:value-type="string" table:style-name="ce1">
            <text:p>M6x20 socket head cap screw 12.9 grade</text:p>
          </table:table-cell>
          <table:table-cell office:value-type="string" table:style-name="ce1">
            <text:p>$3-6/50pcs</text:p>
          </table:table-cell>
          <table:table-cell office:value-type="string" table:style-name="ce1">
            <text:p>Buy 3x50pcs packs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6x30 SHCS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Bom 27</text:p>
          </table:table-cell>
          <table:table-cell office:value-type="string" table:style-name="ce1">
            <text:p>Socket Head Cap Screw M6x30mm, Grade 12.9, Black Oxide, Hex Socket Allen Bolt</text:p>
          </table:table-cell>
          <table:table-cell office:value-type="string" table:style-name="ce1">
            <text:p>M6x30 socket head cap screw 12.9 grade</text:p>
          </table:table-cell>
          <table:table-cell office:value-type="string" table:style-name="ce1">
            <text:p>$3-6/50pcs</text:p>
          </table:table-cell>
          <table:table-cell office:value-type="string" table:style-name="ce1">
            <text:p>Buy 50pcs pack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6x50 SHCS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Bom 22</text:p>
          </table:table-cell>
          <table:table-cell office:value-type="string" table:style-name="ce1">
            <text:p>Socket Head Cap Screw M6x50mm, Grade 12.9, Black Oxide, Hex Socket Allen Bolt</text:p>
          </table:table-cell>
          <table:table-cell office:value-type="string" table:style-name="ce1">
            <text:p>M6x50 socket head cap screw 12.9 grade</text:p>
          </table:table-cell>
          <table:table-cell office:value-type="string" table:style-name="ce1">
            <text:p>$4-8/50pcs</text:p>
          </table:table-cell>
          <table:table-cell office:value-type="string" table:style-name="ce1">
            <text:p>Buy 50pcs pack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8x8 Grub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om 4</text:p>
          </table:table-cell>
          <table:table-cell office:value-type="string" table:style-name="ce1">
            <text:p>M8x8mm Hex Socket Set Screw / Grub Screw, Grade 12.9, Cup Point</text:p>
          </table:table-cell>
          <table:table-cell office:value-type="string" table:style-name="ce1">
            <text:p>M8x8 grub set screw 12.9 hex socket</text:p>
          </table:table-cell>
          <table:table-cell office:value-type="string" table:style-name="ce1">
            <text:p>$2-3/50pcs</text:p>
          </table:table-cell>
          <table:table-cell office:value-type="string" table:style-name="ce1">
            <text:p>Buy smallest available pack</text:p>
          </table:table-cell>
          <table:table-cell office:value-type="string" table:style-name="ce2">
            <text:p><text:a xlink:href="https://www.aliexpress.com/w/wholesale-M8x8-grub-set-screw-12.9.html">https://www.aliexpress.com/w/wholesale-M8x8-grub-set-screw-12.9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M6 Threaded Rod</text:p>
          </table:table-cell>
          <table:table-cell office:value-type="string" table:style-name="ce1">
            <text:p>185 Length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om 6</text:p>
          </table:table-cell>
          <table:table-cell office:value-type="string" table:style-name="ce1">
            <text:p>M6 Threaded Rod, Full Thread, Carbon Steel, Zinc Plated, 200mm length - cut to 185mm</text:p>
          </table:table-cell>
          <table:table-cell office:value-type="string" table:style-name="ce1">
            <text:p>M6 threaded rod 200mm</text:p>
          </table:table-cell>
          <table:table-cell office:value-type="string" table:style-name="ce1">
            <text:p>$1-3/5pcs</text:p>
          </table:table-cell>
          <table:table-cell office:value-type="string" table:style-name="ce1">
            <text:p>185mm non-standard. Buy 200mm and cut to length</text:p>
          </table:table-cell>
          <table:table-cell office:value-type="string" table:style-name="ce2">
            <text:p><text:a xlink:href="https://www.aliexpress.com/item/1005005971822123.html">https://www.aliexpress.com/item/1005005971822123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M6 Threaded Rod</text:p>
          </table:table-cell>
          <table:table-cell office:value-type="string" table:style-name="ce1">
            <text:p>185 Length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Bom 12</text:p>
          </table:table-cell>
          <table:table-cell office:value-type="string" table:style-name="ce1">
            <text:p>M6 Threaded Rod, Full Thread, Carbon Steel, Zinc Plated, 200mm length - cut to 185mm</text:p>
          </table:table-cell>
          <table:table-cell office:value-type="string" table:style-name="ce1">
            <text:p>M6 threaded rod 200mm</text:p>
          </table:table-cell>
          <table:table-cell office:value-type="string" table:style-name="ce1">
            <text:p>$1-3/5pcs</text:p>
          </table:table-cell>
          <table:table-cell office:value-type="string" table:style-name="ce1">
            <text:p>Buy 3x5pcs packs. Cut to 185mm</text:p>
          </table:table-cell>
          <table:table-cell office:value-type="string" table:style-name="ce2">
            <text:p><text:a xlink:href="https://www.aliexpress.com/item/1005005971822123.html">https://www.aliexpress.com/item/1005005971822123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M6 Nut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Bom 18</text:p>
          </table:table-cell>
          <table:table-cell office:value-type="string" table:style-name="ce1">
            <text:p>M6 Hex Nut, Carbon Steel, Zinc Plated, DIN 934</text:p>
          </table:table-cell>
          <table:table-cell office:value-type="string" table:style-name="ce1">
            <text:p>M6 hex nut carbon steel 100pcs</text:p>
          </table:table-cell>
          <table:table-cell office:value-type="string" table:style-name="ce1">
            <text:p>$2-4/100pcs</text:p>
          </table:table-cell>
          <table:table-cell office:value-type="string" table:style-name="ce1">
            <text:p>Buy 100pcs pack</text:p>
          </table:table-cell>
          <table:table-cell office:value-type="string" table:style-name="ce2">
            <text:p><text:a xlink:href="https://www.aliexpress.com/w/wholesale-M6-hex-nut-carbon-steel-100pcs.html">https://www.aliexpress.com/w/wholesale-M6-hex-nut-carbon-steel-100pcs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M6 Nu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Bom 36</text:p>
          </table:table-cell>
          <table:table-cell office:value-type="string" table:style-name="ce1">
            <text:p>M6 Hex Nut, Carbon Steel, Zinc Plated, DIN 934</text:p>
          </table:table-cell>
          <table:table-cell office:value-type="string" table:style-name="ce1">
            <text:p>M6 hex nut carbon steel 100pcs</text:p>
          </table:table-cell>
          <table:table-cell office:value-type="string" table:style-name="ce1">
            <text:p>$2-4/100pcs</text:p>
          </table:table-cell>
          <table:table-cell office:value-type="string" table:style-name="ce1">
            <text:p>Same pack as above covers both X and Y</text:p>
          </table:table-cell>
          <table:table-cell office:value-type="string" table:style-name="ce2">
            <text:p><text:a xlink:href="https://www.aliexpress.com/w/wholesale-M6-hex-nut-carbon-steel-100pcs.html">https://www.aliexpress.com/w/wholesale-M6-hex-nut-carbon-steel-100pcs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5x16 SHC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6 needed</text:p>
          </table:table-cell>
          <table:table-cell office:value-type="string" table:style-name="ce1">
            <text:p>Socket Head Cap Screw M5x16mm, Grade 12.9, Black Oxide, Hex Socket Allen Bolt</text:p>
          </table:table-cell>
          <table:table-cell office:value-type="string" table:style-name="ce1">
            <text:p>M5x16 socket head cap screw 12.9 grade</text:p>
          </table:table-cell>
          <table:table-cell office:value-type="string" table:style-name="ce1">
            <text:p>$2-4/50pcs</text:p>
          </table:table-cell>
          <table:table-cell office:value-type="string" table:style-name="ce1">
            <text:p>Buy 50pcs pack</text:p>
          </table:table-cell>
          <table:table-cell office:value-type="string" table:style-name="ce2">
            <text:p><text:a xlink:href="https://www.aliexpress.com/item/4000039275203.html">https://www.aliexpress.com/item/4000039275203.html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8x20 SHC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For Spindle Mount</text:p>
          </table:table-cell>
          <table:table-cell office:value-type="string" table:style-name="ce1">
            <text:p>Socket Head Cap Screw M8x20mm, Grade 12.9, Black Oxide, Hex Socket Allen Bolt</text:p>
          </table:table-cell>
          <table:table-cell office:value-type="string" table:style-name="ce1">
            <text:p>M8x20 socket head cap screw 12.9 grade</text:p>
          </table:table-cell>
          <table:table-cell office:value-type="string" table:style-name="ce1">
            <text:p>$3-5/20pcs</text:p>
          </table:table-cell>
          <table:table-cell office:value-type="string" table:style-name="ce1">
            <text:p>Buy smallest pack. For spindle mount</text:p>
          </table:table-cell>
          <table:table-cell office:value-type="string" table:style-name="ce2">
            <text:p><text:a xlink:href="https://www.aliexpress.com/item/32958393080.html">https://www.aliexpress.com/item/32958393080.html</text:a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ame</text:p>
          </table:table-cell>
          <table:table-cell office:value-type="string" table:style-name="ce1">
            <text:p>X Support</text:p>
          </table:table-cell>
          <table:table-cell office:value-type="string" table:style-name="ce1">
            <text:p>80x50x4</text:p>
          </table:table-cell>
          <table:table-cell office:value-type="float" office:value="1595" table:style-name="ce1">
            <text:p>159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inless Steel</text:p>
          </table:table-cell>
          <table:table-cell office:value-type="string" table:style-name="ce1">
            <text:p>Stainless Steel Rectangular Tube 80x50x4mm, 1595mm length. AISI 304 or equivalent</text:p>
          </table:table-cell>
          <table:table-cell office:value-type="string" table:style-name="ce1">
            <text:p>profil stalowy prostokÄ…tny nierdzewny 80x50x4</text:p>
          </table:table-cell>
          <table:table-cell office:value-type="string" table:style-name="ce1">
            <text:p>30-60 EUR/m (stainless) or 8-15 EUR/m (mild steel S235)</text:p>
          </table:table-cell>
          <table:table-cell office:value-type="string" table:style-name="ce1">
            <text:p>Source locally in Poland: stalhurt.pl, hurtowniastali.pl, stalmag.pl. Custom cut to 1595mm</text:p>
          </table:table-cell>
          <table:table-cell office:value-type="string" table:style-name="ce1">
            <text:p>https://stalhurt.p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Support</text:p>
          </table:table-cell>
          <table:table-cell office:value-type="string" table:style-name="ce1">
            <text:p>80x50x4</text:p>
          </table:table-cell>
          <table:table-cell office:value-type="float" office:value="1590" table:style-name="ce1">
            <text:p>15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inless Steel</text:p>
          </table:table-cell>
          <table:table-cell office:value-type="string" table:style-name="ce1">
            <text:p>Stainless Steel Rectangular Tube 80x50x4mm, 1590mm length</text:p>
          </table:table-cell>
          <table:table-cell office:value-type="string" table:style-name="ce1">
            <text:p>profil stalowy prostokÄ…tny nierdzewny 80x50x4</text:p>
          </table:table-cell>
          <table:table-cell office:value-type="string" table:style-name="ce1">
            <text:p>30-60 EUR/m (stainless) or 8-15 EUR/m (mild steel S235)</text:p>
          </table:table-cell>
          <table:table-cell office:value-type="string" table:style-name="ce1">
            <text:p>Source locally. Cut to 1590mm. Same stock as X Support. Order all 80x50x4 together (~11m total)</text:p>
          </table:table-cell>
          <table:table-cell office:value-type="string" table:style-name="ce1">
            <text:p>https://stalhurt.p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Gantry</text:p>
          </table:table-cell>
          <table:table-cell office:value-type="string" table:style-name="ce1">
            <text:p>100x80x4</text:p>
          </table:table-cell>
          <table:table-cell office:value-type="float" office:value="1625" table:style-name="ce1">
            <text:p>16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inless Steel</text:p>
          </table:table-cell>
          <table:table-cell office:value-type="string" table:style-name="ce1">
            <text:p>Stainless Steel Rectangular Tube 100x80x4mm, 1625mm length. Larger profile for rigidity</text:p>
          </table:table-cell>
          <table:table-cell office:value-type="string" table:style-name="ce1">
            <text:p>profil stalowy prostokÄ…tny nierdzewny 100x80x4</text:p>
          </table:table-cell>
          <table:table-cell office:value-type="string" table:style-name="ce1">
            <text:p>45-80 EUR/m (stainless) or 12-20 EUR/m (mild steel S235)</text:p>
          </table:table-cell>
          <table:table-cell office:value-type="string" table:style-name="ce1">
            <text:p>Source locally. Upgraded to 100x80 because X/Y &gt; 900mm. Critical for gantry rigidity</text:p>
          </table:table-cell>
          <table:table-cell office:value-type="string" table:style-name="ce1">
            <text:p>https://stalhurt.p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Roller</text:p>
          </table:table-cell>
          <table:table-cell office:value-type="string" table:style-name="ce1">
            <text:p>80x50x4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inless Steel</text:p>
          </table:table-cell>
          <table:table-cell office:value-type="string" table:style-name="ce1">
            <text:p>Stainless Steel Rectangular Tube 80x50x4mm, 150mm length. Short roller blocks</text:p>
          </table:table-cell>
          <table:table-cell office:value-type="string" table:style-name="ce1">
            <text:p>profil stalowy prostokÄ…tny nierdzewny 80x50x4</text:p>
          </table:table-cell>
          <table:table-cell office:value-type="string" table:style-name="ce1">
            <text:p>Cut from stock</text:p>
          </table:table-cell>
          <table:table-cell office:value-type="string" table:style-name="ce1">
            <text:p>Can be cut from offcuts of X/Y Support stock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X Roller</text:p>
          </table:table-cell>
          <table:table-cell office:value-type="string" table:style-name="ce1">
            <text:p>80x50x4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inless Steel</text:p>
          </table:table-cell>
          <table:table-cell office:value-type="string" table:style-name="ce1">
            <text:p>Stainless Steel Rectangular Tube 80x50x4mm, 150mm length. Short roller block</text:p>
          </table:table-cell>
          <table:table-cell office:value-type="string" table:style-name="ce1">
            <text:p>profil stalowy prostokÄ…tny nierdzewny 80x50x4</text:p>
          </table:table-cell>
          <table:table-cell office:value-type="string" table:style-name="ce1">
            <text:p>Cut from stock</text:p>
          </table:table-cell>
          <table:table-cell office:value-type="string" table:style-name="ce1">
            <text:p>Can be cut from offcuts of X/Y Support stock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ils</text:p>
          </table:table-cell>
          <table:table-cell office:value-type="string" table:style-name="ce1">
            <text:p>X Rail</text:p>
          </table:table-cell>
          <table:table-cell office:value-type="string" table:style-name="ce1">
            <text:p>HGR20</text:p>
          </table:table-cell>
          <table:table-cell office:value-type="float" office:value="1440" table:style-name="ce1">
            <text:p>14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GR20 Linear Guide Rail, 20mm wide, 1440mm length. HIWIN compatible</text:p>
          </table:table-cell>
          <table:table-cell office:value-type="string" table:style-name="ce1">
            <text:p>HGR20 1500mm linear rail</text:p>
          </table:table-cell>
          <table:table-cell office:value-type="string" table:style-name="ce1">
            <text:p>$15-30/pc</text:p>
          </table:table-cell>
          <table:table-cell office:value-type="string" table:style-name="ce1">
            <text:p>1440mm non-standard. Buy 1500mm, cut to length</text:p>
          </table:table-cell>
          <table:table-cell office:value-type="string" table:style-name="ce1">
            <text:p>https://www.aliexpress.com/item/4000463473215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Carriage</text:p>
          </table:table-cell>
          <table:table-cell office:value-type="string" table:style-name="ce1">
            <text:p>HGW20CC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GW20CC Flange Type Linear Carriage Block, 20mm, for HGR20 rail</text:p>
          </table:table-cell>
          <table:table-cell office:value-type="string" table:style-name="ce1">
            <text:p>HGW20CC carriage block</text:p>
          </table:table-cell>
          <table:table-cell office:value-type="string" table:style-name="ce1">
            <text:p>$8-15/pc</text:p>
          </table:table-cell>
          <table:table-cell office:value-type="string" table:style-name="ce1">
            <text:p>Flange type. Buy set with rails for savings</text:p>
          </table:table-cell>
          <table:table-cell office:value-type="string" table:style-name="ce1">
            <text:p>https://www.aliexpress.com/item/4000463473215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Rail</text:p>
          </table:table-cell>
          <table:table-cell office:value-type="string" table:style-name="ce1">
            <text:p>HGR20</text:p>
          </table:table-cell>
          <table:table-cell office:value-type="float" office:value="1440" table:style-name="ce1">
            <text:p>14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GR20 Linear Guide Rail, 20mm wide, 1440mm length. HIWIN compatible</text:p>
          </table:table-cell>
          <table:table-cell office:value-type="string" table:style-name="ce1">
            <text:p>HGR20 1500mm linear rail</text:p>
          </table:table-cell>
          <table:table-cell office:value-type="string" table:style-name="ce1">
            <text:p>$15-30/pc</text:p>
          </table:table-cell>
          <table:table-cell office:value-type="string" table:style-name="ce1">
            <text:p>Same as X Rail. Buy 4 rails total + 8 carriages as a set</text:p>
          </table:table-cell>
          <table:table-cell office:value-type="string" table:style-name="ce1">
            <text:p>https://www.aliexpress.com/item/32919470464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Carriage</text:p>
          </table:table-cell>
          <table:table-cell office:value-type="string" table:style-name="ce1">
            <text:p>HGW20CC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GW20CC Flange Type Linear Carriage Block, 20mm, for HGR20 rail</text:p>
          </table:table-cell>
          <table:table-cell office:value-type="string" table:style-name="ce1">
            <text:p>HGW20CC carriage block</text:p>
          </table:table-cell>
          <table:table-cell office:value-type="string" table:style-name="ce1">
            <text:p>$8-15/pc</text:p>
          </table:table-cell>
          <table:table-cell office:value-type="string" table:style-name="ce1">
            <text:p>Same as X carriage</text:p>
          </table:table-cell>
          <table:table-cell office:value-type="string" table:style-name="ce1">
            <text:p>https://www.aliexpress.com/item/32919470464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Rail</text:p>
          </table:table-cell>
          <table:table-cell office:value-type="string" table:style-name="ce1">
            <text:p>HGR15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GR15 Linear Guide Rail, 15mm wide, 300mm length</text:p>
          </table:table-cell>
          <table:table-cell office:value-type="string" table:style-name="ce1">
            <text:p>HGR15 300mm HGH15CA linear rail set</text:p>
          </table:table-cell>
          <table:table-cell office:value-type="string" table:style-name="ce1">
            <text:p>$15-30/set</text:p>
          </table:table-cell>
          <table:table-cell office:value-type="string" table:style-name="ce1">
            <text:p>300mm is standard length. Buy as set with carriages</text:p>
          </table:table-cell>
          <table:table-cell office:value-type="string" table:style-name="ce1">
            <text:p>https://www.aliexpress.com/item/4000096022533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Carriage</text:p>
          </table:table-cell>
          <table:table-cell office:value-type="string" table:style-name="ce1">
            <text:p>HGH15C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GH15CA Narrow Type Linear Carriage Block, 15mm, for HGR15 rail</text:p>
          </table:table-cell>
          <table:table-cell office:value-type="string" table:style-name="ce1">
            <text:p>HGH15CA carriage block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Narrow type. Typically sold with rail set</text:p>
          </table:table-cell>
          <table:table-cell office:value-type="string" table:style-name="ce1">
            <text:p>https://www.aliexpress.com/item/4000096022533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ll Screw Set</text:p>
          </table:table-cell>
          <table:table-cell office:value-type="string" table:style-name="ce1">
            <text:p>X BallScrew</text:p>
          </table:table-cell>
          <table:table-cell office:value-type="float" office:value="2010" table:style-name="ce1">
            <text:p>2010</text:p>
          </table:table-cell>
          <table:table-cell office:value-type="float" office:value="1540" table:style-name="ce1">
            <text:p>15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FU2010 Ball Screw, 20mm dia, 10mm pitch, 1540mm length, C7 accuracy, rolled</text:p>
          </table:table-cell>
          <table:table-cell office:value-type="string" table:style-name="ce1">
            <text:p>SFU2010 1540mm ball screw</text:p>
          </table:table-cell>
          <table:table-cell office:value-type="string" table:style-name="ce1">
            <text:p>$25-50/pc</text:p>
          </table:table-cell>
          <table:table-cell office:value-type="string" table:style-name="ce1">
            <text:p>1540mm may need custom cut. Buy 1550mm and machine to length</text:p>
          </table:table-cell>
          <table:table-cell office:value-type="string" table:style-name="ce1">
            <text:p>https://www.aliexpress.com/item/1005001500011309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BallScrew</text:p>
          </table:table-cell>
          <table:table-cell office:value-type="float" office:value="2010" table:style-name="ce1">
            <text:p>2010</text:p>
          </table:table-cell>
          <table:table-cell office:value-type="float" office:value="1540" table:style-name="ce1">
            <text:p>15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FU2010 Ball Screw, 20mm dia, 10mm pitch, 1540mm length, C7 accuracy, rolled</text:p>
          </table:table-cell>
          <table:table-cell office:value-type="string" table:style-name="ce1">
            <text:p>SFU2010 1540mm ball screw</text:p>
          </table:table-cell>
          <table:table-cell office:value-type="string" table:style-name="ce1">
            <text:p>$25-50/pc</text:p>
          </table:table-cell>
          <table:table-cell office:value-type="string" table:style-name="ce1">
            <text:p>Buy 2pcs. Same spec as X axis</text:p>
          </table:table-cell>
          <table:table-cell office:value-type="string" table:style-name="ce1">
            <text:p>https://www.aliexpress.com/item/1005001500011309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BallScrew</text:p>
          </table:table-cell>
          <table:table-cell office:value-type="float" office:value="1204" table:style-name="ce1">
            <text:p>1204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FU1204 Ball Screw, 12mm dia, 4mm pitch, 300mm length, C7 accuracy</text:p>
          </table:table-cell>
          <table:table-cell office:value-type="string" table:style-name="ce1">
            <text:p>SFU1204 300mm ball screw</text:p>
          </table:table-cell>
          <table:table-cell office:value-type="string" table:style-name="ce1">
            <text:p>$10-20/pc</text:p>
          </table:table-cell>
          <table:table-cell office:value-type="string" table:style-name="ce1">
            <text:p>300mm is standard length. Often sold as complete set</text:p>
          </table:table-cell>
          <table:table-cell office:value-type="string" table:style-name="ce1">
            <text:p>https://www.aliexpress.com/item/4000074533469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BallScrew Nut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FU2010 Ball Screw Nut, single nut, flanged</text:p>
          </table:table-cell>
          <table:table-cell office:value-type="string" table:style-name="ce1">
            <text:p>SFU2010 ball screw nut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Usually included with ball screw purchase</text:p>
          </table:table-cell>
          <table:table-cell office:value-type="string" table:style-name="ce1">
            <text:p>https://www.aliexpress.com/item/3273989026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HM Bearing &amp; Motor Mount</text:p>
          </table:table-cell>
          <table:table-cell office:value-type="string" table:style-name="ce1">
            <text:p>HM15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ith C5 Angular Contact Bearing</text:p>
          </table:table-cell>
          <table:table-cell office:value-type="string" table:style-name="ce1">
            <text:p>HM15-57 Motor Bracket with C5 Angular Contact Bearing, for 2010 ball screw, NEMA23 (57mm)</text:p>
          </table:table-cell>
          <table:table-cell office:value-type="string" table:style-name="ce1">
            <text:p>HM15-57 motor mount C5 bearing</text:p>
          </table:table-cell>
          <table:table-cell office:value-type="string" table:style-name="ce1">
            <text:p>$15-25/pc</text:p>
          </table:table-cell>
          <table:table-cell office:value-type="string" table:style-name="ce1">
            <text:p>Fixed end. C5 angular contact bearing included. 57mm = NEMA23 motor face</text:p>
          </table:table-cell>
          <table:table-cell office:value-type="string" table:style-name="ce1">
            <text:p>https://www.aliexpress.com/item/40009666114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Support Mount</text:p>
          </table:table-cell>
          <table:table-cell office:value-type="string" table:style-name="ce1">
            <text:p>BF1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F15 Ball Screw End Support, floating end bearing mount</text:p>
          </table:table-cell>
          <table:table-cell office:value-type="string" table:style-name="ce1">
            <text:p>BF15 ball screw end support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Free/floating end support. Pair with HM15-57 fixed end</text:p>
          </table:table-cell>
          <table:table-cell office:value-type="string" table:style-name="ce1">
            <text:p>https://www.aliexpress.com/item/32828999748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BallScrew Nut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FU2010 Ball Screw Nut, single nut, flanged</text:p>
          </table:table-cell>
          <table:table-cell office:value-type="string" table:style-name="ce1">
            <text:p>SFU2010 ball screw nut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Usually included with ball screw</text:p>
          </table:table-cell>
          <table:table-cell office:value-type="string" table:style-name="ce1">
            <text:p>https://www.aliexpress.com/item/3273989026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HM Bearing &amp; Motor Mount</text:p>
          </table:table-cell>
          <table:table-cell office:value-type="string" table:style-name="ce1">
            <text:p>HM15-5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ith C5 Angular Contact Bearing</text:p>
          </table:table-cell>
          <table:table-cell office:value-type="string" table:style-name="ce1">
            <text:p>HM15-57 Motor Bracket with C5 Angular Contact Bearing, NEMA23 (57mm)</text:p>
          </table:table-cell>
          <table:table-cell office:value-type="string" table:style-name="ce1">
            <text:p>HM15-57 motor mount C5 bearing</text:p>
          </table:table-cell>
          <table:table-cell office:value-type="string" table:style-name="ce1">
            <text:p>$15-25/pc</text:p>
          </table:table-cell>
          <table:table-cell office:value-type="string" table:style-name="ce1">
            <text:p>Same as X axis. Buy 3 total (1x X + 2x Y)</text:p>
          </table:table-cell>
          <table:table-cell office:value-type="string" table:style-name="ce1">
            <text:p>https://www.aliexpress.com/item/40009666114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Support Mount</text:p>
          </table:table-cell>
          <table:table-cell office:value-type="string" table:style-name="ce1">
            <text:p>BF1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F15 Ball Screw End Support, floating end bearing mount</text:p>
          </table:table-cell>
          <table:table-cell office:value-type="string" table:style-name="ce1">
            <text:p>BF15 ball screw end support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Same as X axis. Buy 3 total</text:p>
          </table:table-cell>
          <table:table-cell office:value-type="string" table:style-name="ce1">
            <text:p>https://www.aliexpress.com/item/4000544363646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BallScrew Nut</text:p>
          </table:table-cell>
          <table:table-cell office:value-type="string" table:style-name="ce1">
            <text:p>1204 Nu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FU1204 Ball Screw Nut, single nut, flanged</text:p>
          </table:table-cell>
          <table:table-cell office:value-type="string" table:style-name="ce1">
            <text:p>SFU1204 ball screw nut</text:p>
          </table:table-cell>
          <table:table-cell office:value-type="string" table:style-name="ce1">
            <text:p>$3-8/pc</text:p>
          </table:table-cell>
          <table:table-cell office:value-type="string" table:style-name="ce1">
            <text:p>Usually included with Z ball screw set</text:p>
          </table:table-cell>
          <table:table-cell office:value-type="string" table:style-name="ce1">
            <text:p>https://www.aliexpress.com/item/4000074533469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BallScrew Nut Mount</text:p>
          </table:table-cell>
          <table:table-cell office:value-type="string" table:style-name="ce1">
            <text:p>DSG12H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G12H Ball Screw Nut Housing/Bracket, for 1204 nut</text:p>
          </table:table-cell>
          <table:table-cell office:value-type="string" table:style-name="ce1">
            <text:p>DSG12H ball screw nut housing</text:p>
          </table:table-cell>
          <table:table-cell office:value-type="string" table:style-name="ce1">
            <text:p>$1-6/pc</text:p>
          </table:table-cell>
          <table:table-cell office:value-type="string" table:style-name="ce1">
            <text:p>Mounts 1204 nut to Z plate</text:p>
          </table:table-cell>
          <table:table-cell office:value-type="string" table:style-name="ce1">
            <text:p>https://www.aliexpress.com/item/946280209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HM Bearing &amp; Motor Mount</text:p>
          </table:table-cell>
          <table:table-cell office:value-type="string" table:style-name="ce1">
            <text:p>HM10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ith C5 Angular Contact Bearing</text:p>
          </table:table-cell>
          <table:table-cell office:value-type="string" table:style-name="ce1">
            <text:p>HM10-57 Motor Bracket with C5 Angular Contact Bearing, for 1204 ball screw, NEMA23 (57mm)</text:p>
          </table:table-cell>
          <table:table-cell office:value-type="string" table:style-name="ce1">
            <text:p>HM10-57 motor mount C5 bearing</text:p>
          </table:table-cell>
          <table:table-cell office:value-type="string" table:style-name="ce1">
            <text:p>$12-20/pc</text:p>
          </table:table-cell>
          <table:table-cell office:value-type="string" table:style-name="ce1">
            <text:p>Fixed end for Z axis. HM10 for 12mm screw, 57mm motor face</text:p>
          </table:table-cell>
          <table:table-cell office:value-type="string" table:style-name="ce1">
            <text:p>https://www.aliexpress.com/item/1005001602682583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haft Coupling D30L40</text:p>
          </table:table-cell>
          <table:table-cell office:value-type="string" table:style-name="ce1">
            <text:p>8*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or X Axis</text:p>
          </table:table-cell>
          <table:table-cell office:value-type="string" table:style-name="ce1">
            <text:p>Flexible Jaw Coupling D30 L40, 8mm to 12mm bore, spider/plum type</text:p>
          </table:table-cell>
          <table:table-cell office:value-type="string" table:style-name="ce1">
            <text:p>D30L40 shaft coupling 8x12mm</text:p>
          </table:table-cell>
          <table:table-cell office:value-type="string" table:style-name="ce1">
            <text:p>$1-6/pc</text:p>
          </table:table-cell>
          <table:table-cell office:value-type="string" table:style-name="ce1">
            <text:p>8mm motor shaft to 12mm ball screw. Plum/spider type absorbs vibration</text:p>
          </table:table-cell>
          <table:table-cell office:value-type="string" table:style-name="ce1">
            <text:p>https://www.aliexpress.com/item/33009503518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haft Coupling D30L40</text:p>
          </table:table-cell>
          <table:table-cell office:value-type="string" table:style-name="ce1">
            <text:p>8*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For Y Axis</text:p>
          </table:table-cell>
          <table:table-cell office:value-type="string" table:style-name="ce1">
            <text:p>Flexible Jaw Coupling D30 L40, 8mm to 12mm bore, spider/plum type</text:p>
          </table:table-cell>
          <table:table-cell office:value-type="string" table:style-name="ce1">
            <text:p>D30L40 shaft coupling 8x12mm</text:p>
          </table:table-cell>
          <table:table-cell office:value-type="string" table:style-name="ce1">
            <text:p>$1-6/pc</text:p>
          </table:table-cell>
          <table:table-cell office:value-type="string" table:style-name="ce1">
            <text:p>Same as X axis. Buy 3 total</text:p>
          </table:table-cell>
          <table:table-cell office:value-type="string" table:style-name="ce1">
            <text:p>https://www.aliexpress.com/item/33009503518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haft Coupling D25L30</text:p>
          </table:table-cell>
          <table:table-cell office:value-type="string" table:style-name="ce1">
            <text:p>8*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or Z Axis</text:p>
          </table:table-cell>
          <table:table-cell office:value-type="string" table:style-name="ce1">
            <text:p>Flexible Jaw Coupling D25 L30, 8mm to 8mm bore, spider/plum type</text:p>
          </table:table-cell>
          <table:table-cell office:value-type="string" table:style-name="ce1">
            <text:p>D25L30 shaft coupling 8x8mm</text:p>
          </table:table-cell>
          <table:table-cell office:value-type="string" table:style-name="ce1">
            <text:p>$2-5/pc</text:p>
          </table:table-cell>
          <table:table-cell office:value-type="string" table:style-name="ce1">
            <text:p>8mm to 8mm for Z axis motor to 1204 screw</text:p>
          </table:table-cell>
          <table:table-cell office:value-type="string" table:style-name="ce1">
            <text:p>https://www.aliexpress.com/item/32778405167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ppers</text:p>
          </table:table-cell>
          <table:table-cell office:value-type="string" table:style-name="ce1">
            <text:p>NEMA23 Close-Loop</text:p>
          </table:table-cell>
          <table:table-cell office:value-type="string" table:style-name="ce1">
            <text:p>98mm 2.2N.m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NEMA23 Closed-Loop Stepper Motor, 2.2Nm (311oz.in), 98mm body, 2-phase, 8mm shaft</text:p>
          </table:table-cell>
          <table:table-cell office:value-type="string" table:style-name="ce1">
            <text:p>NEMA23 closed loop stepper 2.2Nm 98mm</text:p>
          </table:table-cell>
          <table:table-cell office:value-type="string" table:style-name="ce1">
            <text:p>$25-45/pc</text:p>
          </table:table-cell>
          <table:table-cell office:value-type="string" table:style-name="ce1">
            <text:p>Closed-loop = no missed steps. 2.2Nm sufficient for PrintNC. 8mm shaft matches couplings</text:p>
          </table:table-cell>
          <table:table-cell office:value-type="string" table:style-name="ce1">
            <text:p>https://www.aliexpress.com/item/3295100035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Close-Loop Driver</text:p>
          </table:table-cell>
          <table:table-cell office:value-type="string" table:style-name="ce1">
            <text:p>HBS57AJ-X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Leadshine HBS57AJ-XK Closed-Loop Stepper Driver, 24-50VDC, NEMA23</text:p>
          </table:table-cell>
          <table:table-cell office:value-type="string" table:style-name="ce1">
            <text:p>HBS57AJ-XK closed loop stepper driver</text:p>
          </table:table-cell>
          <table:table-cell office:value-type="string" table:style-name="ce1">
            <text:p>$30-50/pc</text:p>
          </table:table-cell>
          <table:table-cell office:value-type="string" table:style-name="ce1">
            <text:p>Leadshine hybrid servo driver. Matches NEMA23 closed-loop motors. 48V PSU recommended</text:p>
          </table:table-cell>
          <table:table-cell office:value-type="string" table:style-name="ce1">
            <text:p>https://www.aliexpress.com/item/4000542732145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NC Machined Parts</text:p>
          </table:table-cell>
          <table:table-cell office:value-type="string" table:style-name="ce1">
            <text:p>Dual HGR15 Z Tram Plate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Z Tram Plate, 6061-T6 Aluminum, CNC machined, dual HGR15 rail mount</text:p>
          </table:table-cell>
          <table:table-cell office:value-type="string" table:style-name="ce1">
            <text:p>PrintNC V4 machined parts MagicPhoenix</text:p>
          </table:table-cell>
          <table:table-cell office:value-type="string" table:style-name="ce1">
            <text:p>$200-350/full kit</text:p>
          </table:table-cell>
          <table:table-cell office:value-type="string" table:style-name="ce1">
            <text:p>ORDER FROM MAGICPHOENIX - Full kit includes all machined parts below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Plate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Z Plate, 6061-T6 Aluminum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RollerBrace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rintNC V4 Y Roller Brace, 6061-T6 Aluminum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RollerAngle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X Roller Angle, 6061-T6 Aluminum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HM Riser</text:p>
          </table:table-cell>
          <table:table-cell office:value-type="string" table:style-name="ce1">
            <text:p>HM15-57 Ris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HM15-57 Riser Block, CNC machined, raises motor mount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 BF Riser</text:p>
          </table:table-cell>
          <table:table-cell office:value-type="string" table:style-name="ce1">
            <text:p>BF15 Ris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BF15 Riser Block, CNC machined, raises support mount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HM Riser</text:p>
          </table:table-cell>
          <table:table-cell office:value-type="string" table:style-name="ce1">
            <text:p>HM15-57 Ris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rintNC V4 HM15-57 Riser Block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Y BF Riser</text:p>
          </table:table-cell>
          <table:table-cell office:value-type="string" table:style-name="ce1">
            <text:p>BF15 Ris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rintNC V4 BF15 Riser Block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RollerPlate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PrintNC V4 Roller Plate, 6061-T6 Aluminum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Z Spacer 8mm</text:p>
          </table:table-cell>
          <table:table-cell office:value-type="string" table:style-name="ce1">
            <text:p>6061 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NC V4 Z Spacer 8mm, 6061-T6 Aluminum, CNC machined</text:p>
          </table:table-cell>
          <table:table-cell table:style-name="ce1"/>
          <table:table-cell office:value-type="string" table:style-name="ce1">
            <text:p>(included in kit)</text:p>
          </table:table-cell>
          <table:table-cell office:value-type="string" table:style-name="ce1">
            <text:p>Part of MagicPhoenix PrintNC machined parts kit</text:p>
          </table:table-cell>
          <table:table-cell office:value-type="string" table:style-name="ce1">
            <text:p>https://magicphoenix.xyz/product-category/printnc/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sc Parts</text:p>
          </table:table-cell>
          <table:table-cell office:value-type="string" table:style-name="ce1">
            <text:p>Cable Chain</text:p>
          </table:table-cell>
          <table:table-cell office:value-type="string" table:style-name="ce1">
            <text:p>25x57 R7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able Drag Chain 25x57mm, R75mm bend radius, open/closed type, nylon</text:p>
          </table:table-cell>
          <table:table-cell office:value-type="string" table:style-name="ce1">
            <text:p>cable drag chain 25x57 R75</text:p>
          </table:table-cell>
          <table:table-cell office:value-type="string" table:style-name="ce1">
            <text:p>$5-12/m</text:p>
          </table:table-cell>
          <table:table-cell office:value-type="string" table:style-name="ce1">
            <text:p>Buy per-meter lengths to match each axis travel. R75 = 75mm minimum bend radius</text:p>
          </table:table-cell>
          <table:table-cell office:value-type="string" table:style-name="ce1">
            <text:p>https://www.aliexpress.com/item/32632200563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ronic</text:p>
          </table:table-cell>
          <table:table-cell office:value-type="string" table:style-name="ce1">
            <text:p>Meanwell PSU</text:p>
          </table:table-cell>
          <table:table-cell office:value-type="string" table:style-name="ce1">
            <text:p>LRS-150-2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ean Well LRS-150-24, 24V 6.5A 150W Enclosed Switching Power Supply</text:p>
          </table:table-cell>
          <table:table-cell office:value-type="string" table:style-name="ce1">
            <text:p>Meanwell LRS-150-24 power supply</text:p>
          </table:table-cell>
          <table:table-cell office:value-type="string" table:style-name="ce1">
            <text:p>$15-25/pc</text:p>
          </table:table-cell>
          <table:table-cell office:value-type="string" table:style-name="ce1">
            <text:p>24V rail for fans, sensors, water pump. Genuine Mean Well recommended</text:p>
          </table:table-cell>
          <table:table-cell office:value-type="string" table:style-name="ce1">
            <text:p>https://www.aliexpress.com/item/32981871190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anwell PSU</text:p>
          </table:table-cell>
          <table:table-cell office:value-type="string" table:style-name="ce1">
            <text:p>LRS-350-4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ean Well LRS-350-48, 48V 7.3A 350W Enclosed Switching Power Supply</text:p>
          </table:table-cell>
          <table:table-cell office:value-type="string" table:style-name="ce1">
            <text:p>Meanwell LRS-350-48 power supply</text:p>
          </table:table-cell>
          <table:table-cell office:value-type="string" table:style-name="ce1">
            <text:p>$30-50/pc</text:p>
          </table:table-cell>
          <table:table-cell office:value-type="string" table:style-name="ce1">
            <text:p>48V rail for stepper drivers. Genuine Mean Well recommended</text:p>
          </table:table-cell>
          <table:table-cell office:value-type="string" table:style-name="ce1">
            <text:p>https://www.aliexpress.com/item/4000360824136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ensor</text:p>
          </table:table-cell>
          <table:table-cell office:value-type="string" table:style-name="ce1">
            <text:p>LJ8A3-2-Z-AX M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LJ8A3-2-Z/AX M8 Inductive Proximity Sensor, NPN NO, 2mm sensing distance, 6-36VDC, M8 thread</text:p>
          </table:table-cell>
          <table:table-cell office:value-type="string" table:style-name="ce1">
            <text:p>LJ8A3-2-Z-AX inductive proximity sensor M8</text:p>
          </table:table-cell>
          <table:table-cell office:value-type="string" table:style-name="ce1">
            <text:p>$2-4/pc</text:p>
          </table:table-cell>
          <table:table-cell office:value-type="string" table:style-name="ce1">
            <text:p>Limit/homing switches. NPN NO type. 5pcs: 2x X + 2x Y + 1x Z (+ spares)</text:p>
          </table:table-cell>
          <table:table-cell office:value-type="string" table:style-name="ce1">
            <text:p>https://www.aliexpress.com/item/3269719212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chneider contactor</text:p>
          </table:table-cell>
          <table:table-cell office:value-type="string" table:style-name="ce1">
            <text:p>LC1D09P7C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hneider Electric TeSys D Contactor LC1D09P7C, 9A, 3P, 230VAC coil</text:p>
          </table:table-cell>
          <table:table-cell office:value-type="string" table:style-name="ce1">
            <text:p>Schneider LC1D09P7C contactor</text:p>
          </table:table-cell>
          <table:table-cell office:value-type="string" table:style-name="ce1">
            <text:p>$12-30/pc</text:p>
          </table:table-cell>
          <table:table-cell office:value-type="string" table:style-name="ce1">
            <text:p>Main power contactor. 230V coil, 9A rated. Controls spindle/VFD power</text:p>
          </table:table-cell>
          <table:table-cell office:value-type="string" table:style-name="ce1">
            <text:p>https://www.aliexpress.com/item/32856605973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chneider Breaker</text:p>
          </table:table-cell>
          <table:table-cell office:value-type="string" table:style-name="ce1">
            <text:p>iC65N 2P C3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hneider Electric iC65N Miniature Circuit Breaker, 2-Pole, 3A, C-curve</text:p>
          </table:table-cell>
          <table:table-cell office:value-type="string" table:style-name="ce1">
            <text:p>Schneider iC65N 2P C3A breaker</text:p>
          </table:table-cell>
          <table:table-cell office:value-type="string" table:style-name="ce1">
            <text:p>$5-20/pc</text:p>
          </table:table-cell>
          <table:table-cell office:value-type="string" table:style-name="ce1">
            <text:p>Control circuit protection. 3A C-curve</text:p>
          </table:table-cell>
          <table:table-cell office:value-type="string" table:style-name="ce1">
            <text:p>https://www.aliexpress.com/item/32993293554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0A Filter</text:p>
          </table:table-cell>
          <table:table-cell office:value-type="string" table:style-name="ce1">
            <text:p>CW4L2-20A-R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ANNY WELL CW4L2-20A-R1 EMI Power Line Filter, 20A, 115/250VAC, single phase</text:p>
          </table:table-cell>
          <table:table-cell office:value-type="string" table:style-name="ce1">
            <text:p>CW4L2-20A-R1 EMI power filter 20A</text:p>
          </table:table-cell>
          <table:table-cell office:value-type="string" table:style-name="ce1">
            <text:p>$8-15/pc</text:p>
          </table:table-cell>
          <table:table-cell office:value-type="string" table:style-name="ce1">
            <text:p>EMI/RFI filter on mains input. Reduces electrical noise from VFD/steppers</text:p>
          </table:table-cell>
          <table:table-cell office:value-type="string" table:style-name="ce1">
            <text:p>https://www.aliexpress.com/item/32765144930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Wago Connector</text:p>
          </table:table-cell>
          <table:table-cell office:value-type="string" table:style-name="ce1">
            <text:p>wago 221-41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Wago 221-415 LEVER-NUTS Compact Splicing Connector, 5-conductor, 0.2-4mmÂ² wire</text:p>
          </table:table-cell>
          <table:table-cell office:value-type="string" table:style-name="ce1">
            <text:p>Wago 221-415 connector 5 conductor</text:p>
          </table:table-cell>
          <table:table-cell office:value-type="string" table:style-name="ce1">
            <text:p>$3-8/5pcs</text:p>
          </table:table-cell>
          <table:table-cell office:value-type="string" table:style-name="ce1">
            <text:p>5-way lever connectors for easy wiring. Tool-free</text:p>
          </table:table-cell>
          <table:table-cell office:value-type="string" table:style-name="ce1">
            <text:p>https://www.aliexpress.com/w/wholesale-wago-221-415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mergency stop</text:p>
          </table:table-cell>
          <table:table-cell office:value-type="string" table:style-name="ce1">
            <text:p>BS542 22mm NC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22mm Emergency Stop Push Button Switch, Mushroom Head, NC contact, Red, Twist-Release, Panel Mount</text:p>
          </table:table-cell>
          <table:table-cell office:value-type="string" table:style-name="ce1">
            <text:p>emergency stop button 22mm NC twist release</text:p>
          </table:table-cell>
          <table:table-cell office:value-type="string" table:style-name="ce1">
            <text:p>$3-6/pc</text:p>
          </table:table-cell>
          <table:table-cell office:value-type="string" table:style-name="ce1">
            <text:p>E-stop kills all motion. NC = Normally Closed (fail-safe). 22mm panel cutout</text:p>
          </table:table-cell>
          <table:table-cell office:value-type="string" table:style-name="ce1">
            <text:p>https://www.aliexpress.com/item/3256807804227513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B2 Button</text:p>
          </table:table-cell>
          <table:table-cell office:value-type="string" table:style-name="ce1">
            <text:p>BW3361,220V Green,N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hneider XB2-BW3361 Illuminated Push Button, 220VAC, Green LED, 1NO contact, Momentary, 22mm</text:p>
          </table:table-cell>
          <table:table-cell office:value-type="string" table:style-name="ce1">
            <text:p>XB2-BW3361 push button 220V green</text:p>
          </table:table-cell>
          <table:table-cell office:value-type="string" table:style-name="ce1">
            <text:p>$2-6/pc</text:p>
          </table:table-cell>
          <table:table-cell office:value-type="string" table:style-name="ce1">
            <text:p>Start/enable button. Green = GO. 220V built-in LED</text:p>
          </table:table-cell>
          <table:table-cell office:value-type="string" table:style-name="ce1">
            <text:p>https://www.aliexpress.com/item/4000758408870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B2 Button</text:p>
          </table:table-cell>
          <table:table-cell office:value-type="string" table:style-name="ce1">
            <text:p>BW3462,220V,Red,NC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hneider XB2-BW3462 Illuminated Push Button, 220VAC, Red LED, 1NC contact, Momentary, 22mm</text:p>
          </table:table-cell>
          <table:table-cell office:value-type="string" table:style-name="ce1">
            <text:p>XB2-BW3462 push button 220V red</text:p>
          </table:table-cell>
          <table:table-cell office:value-type="string" table:style-name="ce1">
            <text:p>$2-6/pc</text:p>
          </table:table-cell>
          <table:table-cell office:value-type="string" table:style-name="ce1">
            <text:p>Stop button. Red = STOP. 220V built-in LED</text:p>
          </table:table-cell>
          <table:table-cell office:value-type="string" table:style-name="ce1">
            <text:p>https://www.aliexpress.com/item/4000758408870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wires - 20AWG</text:p>
          </table:table-cell>
          <table:table-cell office:value-type="string" table:style-name="ce1">
            <text:p>BV Cable, 4 color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10m/each color</text:p>
          </table:table-cell>
          <table:table-cell office:value-type="string" table:style-name="ce1">
            <text:p>20AWG (0.5mmÂ²) BV Single Core Solid Copper Wire, 4 colors (Red/Black/Yellow/Green), 10m each</text:p>
          </table:table-cell>
          <table:table-cell office:value-type="string" table:style-name="ce1">
            <text:p>20AWG BV wire single core 10m</text:p>
          </table:table-cell>
          <table:table-cell office:value-type="string" table:style-name="ce1">
            <text:p>$2-4/10m roll</text:p>
          </table:table-cell>
          <table:table-cell office:value-type="string" table:style-name="ce1">
            <text:p>Signal wiring for sensors, limit switches. 4 colors for identification</text:p>
          </table:table-cell>
          <table:table-cell office:value-type="string" table:style-name="ce1">
            <text:p>https://www.aliexpress.com/w/wholesale-20AWG-BV-wire-single-core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wires - 16AWG</text:p>
          </table:table-cell>
          <table:table-cell office:value-type="string" table:style-name="ce1">
            <text:p>RV Cable, 3 color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m/each color</text:p>
          </table:table-cell>
          <table:table-cell office:value-type="string" table:style-name="ce1">
            <text:p>16AWG (1.5mmÂ²) RV Flexible Stranded Copper Wire, 3 colors, 2m each</text:p>
          </table:table-cell>
          <table:table-cell office:value-type="string" table:style-name="ce1">
            <text:p>16AWG RV flexible wire</text:p>
          </table:table-cell>
          <table:table-cell office:value-type="string" table:style-name="ce1">
            <text:p>$2-4/5m roll</text:p>
          </table:table-cell>
          <table:table-cell office:value-type="string" table:style-name="ce1">
            <text:p>Power wiring for motors, PSU. Thicker gauge for higher current</text:p>
          </table:table-cell>
          <table:table-cell office:value-type="string" table:style-name="ce1">
            <text:p>https://www.aliexpress.com/w/wholesale-16AWG-RV-flexible-wire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C20 Socket</text:p>
          </table:table-cell>
          <table:table-cell office:value-type="string" table:style-name="ce1">
            <text:p>SS-3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EC C20 Panel Mount Power Inlet Socket, 250V 16A, 3-Pin Male, with fuse holder</text:p>
          </table:table-cell>
          <table:table-cell office:value-type="string" table:style-name="ce1">
            <text:p>IEC C20 power inlet socket SS-3A</text:p>
          </table:table-cell>
          <table:table-cell office:value-type="string" table:style-name="ce1">
            <text:p>$2-5/pc</text:p>
          </table:table-cell>
          <table:table-cell office:value-type="string" table:style-name="ce1">
            <text:p>Mains power inlet. C20 accepts C19 plug. For 220V mains input</text:p>
          </table:table-cell>
          <table:table-cell office:value-type="string" table:style-name="ce1">
            <text:p>https://www.aliexpress.com/w/wholesale-IEC-C20-power-inlet-socket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witch</text:p>
          </table:table-cell>
          <table:table-cell office:value-type="string" table:style-name="ce1">
            <text:p>RF-10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F-1004 Rocker Switch, ON/OFF, 250V 16A, 4-Pin DPST, Panel Mount</text:p>
          </table:table-cell>
          <table:table-cell office:value-type="string" table:style-name="ce1">
            <text:p>RF-1004 rocker switch 250V 16A</text:p>
          </table:table-cell>
          <table:table-cell office:value-type="string" table:style-name="ce1">
            <text:p>$1-3/pc</text:p>
          </table:table-cell>
          <table:table-cell office:value-type="string" table:style-name="ce1">
            <text:p>Main power switch. DPST = switches both live and neutral</text:p>
          </table:table-cell>
          <table:table-cell office:value-type="string" table:style-name="ce1">
            <text:p>https://www.aliexpress.com/w/wholesale-RF-1004-rocker-switch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luggable Terminal</text:p>
          </table:table-cell>
          <table:table-cell office:value-type="string" table:style-name="ce1">
            <text:p>15EDGWC 3.81 pitch 5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15EDGWC Pluggable Terminal Block, 3.81mm pitch, 5-Pin, Right Angle, Male+Female pair</text:p>
          </table:table-cell>
          <table:table-cell office:value-type="string" table:style-name="ce1">
            <text:p>15EDGWC 3.81mm 5P pluggable terminal</text:p>
          </table:table-cell>
          <table:table-cell office:value-type="string" table:style-name="ce1">
            <text:p>$1-3/pair</text:p>
          </table:table-cell>
          <table:table-cell office:value-type="string" table:style-name="ce1">
            <text:p>For stepper driver connections. Pluggable = detachable wiring</text:p>
          </table:table-cell>
          <table:table-cell office:value-type="string" table:style-name="ce1">
            <text:p>https://www.aliexpress.com/item/3288091036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luggable Terminal</text:p>
          </table:table-cell>
          <table:table-cell office:value-type="string" table:style-name="ce1">
            <text:p>15EDGWC 3.81 pitch 7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15EDGWC Pluggable Terminal Block, 3.81mm pitch, 7-Pin, Right Angle, Male+Female pair</text:p>
          </table:table-cell>
          <table:table-cell office:value-type="string" table:style-name="ce1">
            <text:p>15EDGWC 3.81mm 7P pluggable terminal</text:p>
          </table:table-cell>
          <table:table-cell office:value-type="string" table:style-name="ce1">
            <text:p>$1-3/pair</text:p>
          </table:table-cell>
          <table:table-cell office:value-type="string" table:style-name="ce1">
            <text:p>For closed-loop driver encoder connections</text:p>
          </table:table-cell>
          <table:table-cell office:value-type="string" table:style-name="ce1">
            <text:p>https://www.aliexpress.com/item/3288091036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luggable Terminal</text:p>
          </table:table-cell>
          <table:table-cell office:value-type="string" table:style-name="ce1">
            <text:p>15EDG 3.81 pitch 4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15EDG Pluggable Terminal Block, 3.81mm pitch, 4-Pin, Straight, Male+Female pair</text:p>
          </table:table-cell>
          <table:table-cell office:value-type="string" table:style-name="ce1">
            <text:p>15EDG 3.81mm 4P pluggable terminal</text:p>
          </table:table-cell>
          <table:table-cell office:value-type="string" table:style-name="ce1">
            <text:p>$1-2/pair</text:p>
          </table:table-cell>
          <table:table-cell office:value-type="string" table:style-name="ce1">
            <text:p>For sensor/signal connections</text:p>
          </table:table-cell>
          <table:table-cell office:value-type="string" table:style-name="ce1">
            <text:p>https://www.aliexpress.com/item/32854206688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lectronic Fan</text:p>
          </table:table-cell>
          <table:table-cell office:value-type="string" table:style-name="ce1">
            <text:p>120x120mm 24V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20mm x 120mm x 25mm DC Axial Cooling Fan, 24V, Ball Bearing, 2-wire</text:p>
          </table:table-cell>
          <table:table-cell office:value-type="string" table:style-name="ce1">
            <text:p>120x120mm 24V DC cooling fan</text:p>
          </table:table-cell>
          <table:table-cell office:value-type="string" table:style-name="ce1">
            <text:p>$3-6/pc</text:p>
          </table:table-cell>
          <table:table-cell office:value-type="string" table:style-name="ce1">
            <text:p>Electronics enclosure ventilation. 24V from LRS-150-24 PSU</text:p>
          </table:table-cell>
          <table:table-cell office:value-type="string" table:style-name="ce1">
            <text:p>https://www.aliexpress.com/item/32604380088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Fan Filter</text:p>
          </table:table-cell>
          <table:table-cell office:value-type="string" table:style-name="ce1">
            <text:p>120x12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20mm Fan Dust Filter Guard, Plastic Frame with Mesh, Finger Guard</text:p>
          </table:table-cell>
          <table:table-cell office:value-type="string" table:style-name="ce1">
            <text:p>120mm fan filter guard dust</text:p>
          </table:table-cell>
          <table:table-cell office:value-type="string" table:style-name="ce1">
            <text:p>$1-3/pc</text:p>
          </table:table-cell>
          <table:table-cell office:value-type="string" table:style-name="ce1">
            <text:p>Keeps dust/chips out of electronics enclosure. Important in CNC environment</text:p>
          </table:table-cell>
          <table:table-cell office:value-type="string" table:style-name="ce1">
            <text:p>https://www.aliexpress.com/w/wholesale-120mm-fan-filter-guard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indle</text:p>
          </table:table-cell>
          <table:table-cell office:value-type="string" table:style-name="ce1">
            <text:p>2.2kw 80x235 220V Spindle</text:p>
          </table:table-cell>
          <table:table-cell office:value-type="string" table:style-name="ce1">
            <text:p>220V, 4 Bearings, water-proo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sets AC bearings</text:p>
          </table:table-cell>
          <table:table-cell office:value-type="string" table:style-name="ce1">
            <text:p>2.2kW Water-Cooled CNC Spindle Motor, ER20, 80mm diameter, 235mm length, 220V, 24000RPM, 4x Ceramic Bearings</text:p>
          </table:table-cell>
          <table:table-cell office:value-type="string" table:style-name="ce1">
            <text:p>2.2kw water cooled spindle 80mm ER20 220V 4 bearing</text:p>
          </table:table-cell>
          <table:table-cell office:value-type="string" table:style-name="ce1">
            <text:p>$80-150/pc</text:p>
          </table:table-cell>
          <table:table-cell office:value-type="string" table:style-name="ce1">
            <text:p>Key specs: 80mm diameter, ER20 collet, 4 bearings, water-cooled</text:p>
          </table:table-cell>
          <table:table-cell office:value-type="string" table:style-name="ce1">
            <text:p>https://www.aliexpress.com/item/1005003228305674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HY 2.2kw VFD</text:p>
          </table:table-cell>
          <table:table-cell office:value-type="string" table:style-name="ce1">
            <text:p>FC01 VFD, 0-400H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uanyang HY Series 2.2kW VFD, 220V Single Phase Input, 220V 3-Phase Output, 0-400Hz</text:p>
          </table:table-cell>
          <table:table-cell office:value-type="string" table:style-name="ce1">
            <text:p>HY 2.2kw VFD 220V FC01</text:p>
          </table:table-cell>
          <table:table-cell office:value-type="string" table:style-name="ce1">
            <text:p>$40-70/pc</text:p>
          </table:table-cell>
          <table:table-cell office:value-type="string" table:style-name="ce1">
            <text:p>Variable Frequency Drive controls spindle speed. 400Hz max = 24000RPM</text:p>
          </table:table-cell>
          <table:table-cell office:value-type="string" table:style-name="ce1">
            <text:p>https://www.aliexpress.com/item/32253760001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4V Water Cool Set</text:p>
          </table:table-cell>
          <table:table-cell office:value-type="string" table:style-name="ce1">
            <text:p>240 Radiator,Fan,24W Pump,10m Tub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NC Spindle Water Cooling Kit: 240mm Aluminum Radiator, 2x 120mm Fans, 24V 24W Water Pump, 10m Silicone Tube, Fittings</text:p>
          </table:table-cell>
          <table:table-cell office:value-type="string" table:style-name="ce1">
            <text:p>CNC spindle water cooling kit 240 radiator 24V pump</text:p>
          </table:table-cell>
          <table:table-cell office:value-type="string" table:style-name="ce1">
            <text:p>$20-40/set</text:p>
          </table:table-cell>
          <table:table-cell office:value-type="string" table:style-name="ce1">
            <text:p>Complete cooling loop. 24V pump runs from LRS-150-24 PSU</text:p>
          </table:table-cell>
          <table:table-cell office:value-type="string" table:style-name="ce1">
            <text:p>https://www.aliexpress.com/item/32853195470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pindle Cable</text:p>
          </table:table-cell>
          <table:table-cell office:value-type="string" table:style-name="ce1">
            <text:p>4 wires</text:p>
          </table:table-cell>
          <table:table-cell office:value-type="float" office:value="6412.5" table:style-name="ce1">
            <text:p>6412.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4-Core Shielded Cable for CNC Spindle Motor, ~6.4m length, 1.5-2.5mmÂ² conductors</text:p>
          </table:table-cell>
          <table:table-cell office:value-type="string" table:style-name="ce1">
            <text:p>spindle motor cable 4 core shielded</text:p>
          </table:table-cell>
          <table:table-cell office:value-type="string" table:style-name="ce1">
            <text:p>$5-10/pc</text:p>
          </table:table-cell>
          <table:table-cell office:value-type="string" table:style-name="ce1">
            <text:p>Shielded cable reduces VFD electrical noise. Length ~6.4m</text:p>
          </table:table-cell>
          <table:table-cell office:value-type="string" table:style-name="ce1">
            <text:p>https://www.aliexpress.com/w/wholesale-spindle-motor-cable-4-core-shielded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dd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20 Collet</text:p>
          </table:table-cell>
          <table:table-cell office:value-type="string" table:style-name="ce1">
            <text:p>ER20-3</text:p>
          </table:table-cell>
          <table:table-cell office:value-type="string" table:style-name="ce1">
            <text:p>AA (0.008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3mm, AA Grade (0.008mm runout), Spring Steel</text:p>
          </table:table-cell>
          <table:table-cell office:value-type="string" table:style-name="ce1">
            <text:p>ER20 collet set AA precision</text:p>
          </table:table-cell>
          <table:table-cell office:value-type="string" table:style-name="ce1">
            <text:p>$15-30/set of 13</text:p>
          </table:table-cell>
          <table:table-cell office:value-type="string" table:style-name="ce1">
            <text:p>TIP: Buy a complete ER20 collet set (1-13mm) in AA grade</text:p>
          </table:table-cell>
          <table:table-cell office:value-type="string" table:style-name="ce1">
            <text:p>https://www.aliexpress.com/item/400038704913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3.175 (1/8)</text:p>
          </table:table-cell>
          <table:table-cell office:value-type="string" table:style-name="ce1">
            <text:p>AA (0.008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3.175mm (1/8 inch), AA Grade</text:p>
          </table:table-cell>
          <table:table-cell table:style-name="ce1"/>
          <table:table-cell office:value-type="string" table:style-name="ce1">
            <text:p>(buy as set)</text:p>
          </table:table-cell>
          <table:table-cell office:value-type="string" table:style-name="ce1">
            <text:p>For 1/8 inch shank bits (common for CNC endmills)</text:p>
          </table:table-cell>
          <table:table-cell office:value-type="string" table:style-name="ce1">
            <text:p>https://www.aliexpress.com/item/400038704913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4</text:p>
          </table:table-cell>
          <table:table-cell office:value-type="string" table:style-name="ce1">
            <text:p>AAA (0.005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R20 Spring Collet 4mm, AAA Grade (0.005mm runout), High Precision</text:p>
          </table:table-cell>
          <table:table-cell office:value-type="string" table:style-name="ce1">
            <text:p>ER20 collet AAA precision</text:p>
          </table:table-cell>
          <table:table-cell office:value-type="string" table:style-name="ce1">
            <text:p>$3-6/pc</text:p>
          </table:table-cell>
          <table:table-cell office:value-type="string" table:style-name="ce1">
            <text:p>AAA = higher precision. Buy individually for sizes that need AAA grade</text:p>
          </table:table-cell>
          <table:table-cell office:value-type="string" table:style-name="ce1">
            <text:p>https://www.aliexpress.com/item/10050023078351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5</text:p>
          </table:table-cell>
          <table:table-cell office:value-type="string" table:style-name="ce1">
            <text:p>AA (0.008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5mm, AA Grade</text:p>
          </table:table-cell>
          <table:table-cell table:style-name="ce1"/>
          <table:table-cell office:value-type="string" table:style-name="ce1">
            <text:p>(buy as set)</text:p>
          </table:table-cell>
          <table:table-cell table:style-name="ce1"/>
          <table:table-cell office:value-type="string" table:style-name="ce1">
            <text:p>https://www.aliexpress.com/item/400038704913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6</text:p>
          </table:table-cell>
          <table:table-cell office:value-type="string" table:style-name="ce1">
            <text:p>AAA (0.005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R20 Spring Collet 6mm, AAA Grade, High Precision</text:p>
          </table:table-cell>
          <table:table-cell office:value-type="string" table:style-name="ce1">
            <text:p>ER20-6 collet AAA precision</text:p>
          </table:table-cell>
          <table:table-cell office:value-type="string" table:style-name="ce1">
            <text:p>$3-6/pc</text:p>
          </table:table-cell>
          <table:table-cell office:value-type="string" table:style-name="ce1">
            <text:p>6mm is very common endmill shank size. AAA precision important</text:p>
          </table:table-cell>
          <table:table-cell office:value-type="string" table:style-name="ce1">
            <text:p>https://www.aliexpress.com/item/10050023078351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8</text:p>
          </table:table-cell>
          <table:table-cell office:value-type="string" table:style-name="ce1">
            <text:p>AA (0.008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8mm, AA Grade</text:p>
          </table:table-cell>
          <table:table-cell table:style-name="ce1"/>
          <table:table-cell office:value-type="string" table:style-name="ce1">
            <text:p>(buy as set)</text:p>
          </table:table-cell>
          <table:table-cell table:style-name="ce1"/>
          <table:table-cell office:value-type="string" table:style-name="ce1">
            <text:p>https://www.aliexpress.com/item/400038704913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6.35 (1/4)</text:p>
          </table:table-cell>
          <table:table-cell office:value-type="string" table:style-name="ce1">
            <text:p>AA (0.008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6.35mm (1/4 inch), AA Grade</text:p>
          </table:table-cell>
          <table:table-cell table:style-name="ce1"/>
          <table:table-cell office:value-type="string" table:style-name="ce1">
            <text:p>(buy as set)</text:p>
          </table:table-cell>
          <table:table-cell office:value-type="string" table:style-name="ce1">
            <text:p>For 1/4 inch shank bits</text:p>
          </table:table-cell>
          <table:table-cell office:value-type="string" table:style-name="ce1">
            <text:p>https://www.aliexpress.com/item/4000387049137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10</text:p>
          </table:table-cell>
          <table:table-cell office:value-type="string" table:style-name="ce1">
            <text:p>AAA (0.005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10mm, AAA Grade, High Precision</text:p>
          </table:table-cell>
          <table:table-cell office:value-type="string" table:style-name="ce1">
            <text:p>ER20-10 collet AAA precision</text:p>
          </table:table-cell>
          <table:table-cell office:value-type="string" table:style-name="ce1">
            <text:p>$3-6/pc</text:p>
          </table:table-cell>
          <table:table-cell table:style-name="ce1"/>
          <table:table-cell office:value-type="string" table:style-name="ce1">
            <text:p>https://www.aliexpress.com/item/10050023078351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-12</text:p>
          </table:table-cell>
          <table:table-cell office:value-type="string" table:style-name="ce1">
            <text:p>AAA (0.005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R20 Spring Collet 12mm, AAA Grade, High Precision</text:p>
          </table:table-cell>
          <table:table-cell office:value-type="string" table:style-name="ce1">
            <text:p>ER20-12 collet AAA precision</text:p>
          </table:table-cell>
          <table:table-cell office:value-type="string" table:style-name="ce1">
            <text:p>$3-6/pc</text:p>
          </table:table-cell>
          <table:table-cell office:value-type="string" table:style-name="ce1">
            <text:p>12mm is the max for ER20</text:p>
          </table:table-cell>
          <table:table-cell office:value-type="string" table:style-name="ce1">
            <text:p>https://www.aliexpress.com/item/1005002307835112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ER20A Nut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ER20A Collet Nut, A-type, M25x1.5P thread</text:p>
          </table:table-cell>
          <table:table-cell office:value-type="string" table:style-name="ce1">
            <text:p>ER20A collet nut</text:p>
          </table:table-cell>
          <table:table-cell office:value-type="string" table:style-name="ce1">
            <text:p>$1-4/pc</text:p>
          </table:table-cell>
          <table:table-cell office:value-type="string" table:style-name="ce1">
            <text:p>A-type nut has better clamping. 10 pcs is generous, extras as spares</text:p>
          </table:table-cell>
          <table:table-cell office:value-type="string" table:style-name="ce1">
            <text:p>https://www.aliexpress.com/item/32998941398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tened Stepper Cable</text:p>
          </table:table-cell>
          <table:table-cell office:value-type="string" table:style-name="ce1">
            <text:p>Power cable &amp; Encoder cable</text:p>
          </table:table-cell>
          <table:table-cell office:value-type="string" table:style-name="ce1">
            <text:p>For Z and Y1</text:p>
          </table:table-cell>
          <table:table-cell office:value-type="float" office:value="6412.5" table:style-name="ce1">
            <text:p>6412.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losed-Loop Stepper Motor Cable Set (Power 4-pin + Encoder 6-pin), ~6.4m length, shielded</text:p>
          </table:table-cell>
          <table:table-cell office:value-type="string" table:style-name="ce1">
            <text:p>closed loop stepper motor cable power encoder</text:p>
          </table:table-cell>
          <table:table-cell office:value-type="string" table:style-name="ce1">
            <text:p>$5-10/set</text:p>
          </table:table-cell>
          <table:table-cell office:value-type="string" table:style-name="ce1">
            <text:p>For Z and Y1 axes. Longer length for cable chain routing</text:p>
          </table:table-cell>
          <table:table-cell office:value-type="string" table:style-name="ce1">
            <text:p>https://www.aliexpress.com/item/4000542732145.html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ower cable &amp; Encoder cable</text:p>
          </table:table-cell>
          <table:table-cell office:value-type="string" table:style-name="ce1">
            <text:p>For X and Y2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losed-Loop Stepper Motor Cable Set (Power 4-pin + Encoder 6-pin), ~4m length, shielded</text:p>
          </table:table-cell>
          <table:table-cell office:value-type="string" table:style-name="ce1">
            <text:p>closed loop stepper motor cable power encoder</text:p>
          </table:table-cell>
          <table:table-cell office:value-type="string" table:style-name="ce1">
            <text:p>$5-10/set</text:p>
          </table:table-cell>
          <table:table-cell office:value-type="string" table:style-name="ce1">
            <text:p>For X and Y2 axes. Shorter run</text:p>
          </table:table-cell>
          <table:table-cell office:value-type="string" table:style-name="ce1">
            <text:p>https://www.aliexpress.com/item/4000542732145.htm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troller not included</text:p>
          </table:table-cell>
          <table:table-cell table:number-columns-repeated="16383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B T</meta:initial-creator>
    <dc:creator>Bartlomiej Tokarzewski</dc:creator>
    <meta:creation-date>2026-03-14T13:38:39Z</meta:creation-date>
    <dc:date>2026-04-15T16:08:06Z</dc:date>
  </office:meta>
</office:document-meta>
</file>